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476cm" fo:min-width="0.226cm" fo:padding-top="0.151cm" fo:padding-bottom="0.151cm" fo:padding-left="0.276cm" fo:padding-right="0.276cm"/>
    </style:style>
    <style:style style:name="gr3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98cm" fo:min-width="0.548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6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7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5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47cm"/>
    </style:style>
    <style:style style:name="gr9" style:family="graphic" style:parent-style-name="objectwithoutfill">
      <style:graphic-properties svg:stroke-width="0.053cm" svg:stroke-color="#00a65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ed1c2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text-properties fo:color="#000000"/>
    </style:style>
    <style:style style:name="T1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line draw:style-name="gr1" draw:text-style-name="P1" draw:layer="layout" svg:x1="6.9cm" svg:y1="2.1cm" svg:x2="4.4cm" svg:y2="3.5cm">
          <text:p/>
        </draw:line>
        <draw:custom-shape draw:style-name="gr2" draw:text-style-name="P2" draw:layer="layout" svg:width="1.1cm" svg:height="1.1cm" svg:x="3.601cm" svg:y="3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741cm" svg:y1="4.335cm" svg:x2="2.701cm" svg:y2="5.601cm">
          <text:p/>
        </draw:line>
        <draw:custom-shape draw:style-name="gr2" draw:text-style-name="P2" draw:layer="layout" svg:width="1.1cm" svg:height="1.1cm" svg:x="1.90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44cm" svg:y1="14.898cm" svg:x2="17.358cm" svg:y2="13.61cm">
          <text:p/>
        </draw:line>
        <draw:custom-shape draw:style-name="gr2" draw:text-style-name="P2" draw:layer="layout" svg:width="1.1cm" svg:height="1.1cm" svg:x="18.002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6.8cm" svg:y="1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803cm" svg:y1="2.101cm" svg:x2="10.303cm" svg:y2="3.501cm">
          <text:p/>
        </draw:line>
        <draw:custom-shape draw:style-name="gr4" draw:text-style-name="P2" draw:layer="layout" svg:width="1.1cm" svg:height="1.1cm" svg:x="10.002cm" svg:y="3.402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draw:layer="layout" svg:width="1.065cm" svg:height="0.962cm" svg:x="7.135cm" svg:y="9.038cm">
          <draw:text-box>
            <text:p><text:span text:style-name="T1">а)</text:span></text:p>
          </draw:text-box>
        </draw:frame>
        <draw:line draw:style-name="gr1" draw:text-style-name="P1" draw:layer="layout" svg:x1="17.998cm" svg:y1="2.096cm" svg:x2="15.498cm" svg:y2="3.496cm">
          <text:p/>
        </draw:line>
        <draw:line draw:style-name="gr1" draw:text-style-name="P1" draw:layer="layout" svg:x1="14.839cm" svg:y1="4.331cm" svg:x2="13.799cm" svg:y2="5.597cm">
          <text:p/>
        </draw:line>
        <draw:custom-shape draw:style-name="gr2" draw:text-style-name="P2" draw:layer="layout" svg:width="1.1cm" svg:height="1.1cm" svg:x="13cm" svg:y="5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6.739cm" svg:y1="5.597cm" svg:x2="15.657cm" svg:y2="4.309cm">
          <text:p/>
        </draw:line>
        <draw:custom-shape draw:style-name="gr2" draw:text-style-name="P2" draw:layer="layout" svg:width="1.1cm" svg:height="1.1cm" svg:x="16.301cm" svg:y="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7.898cm" svg:y="1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8.901cm" svg:y1="2.097cm" svg:x2="21.401cm" svg:y2="3.497cm">
          <text:p/>
        </draw:line>
        <draw:custom-shape draw:style-name="gr4" draw:text-style-name="P2" draw:layer="layout" svg:width="1.1cm" svg:height="1.1cm" svg:x="21.1cm" svg:y="3.398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078cm" svg:height="0.962cm" svg:x="18.036cm" svg:y="8.938cm">
          <draw:text-box>
            <text:p><text:span text:style-name="T1">б)</text:span></text:p>
          </draw:text-box>
        </draw:frame>
        <draw:line draw:style-name="gr1" draw:text-style-name="P1" draw:layer="layout" svg:x1="6.998cm" svg:y1="11.4cm" svg:x2="4.498cm" svg:y2="12.8cm">
          <text:p/>
        </draw:line>
        <draw:custom-shape draw:style-name="gr2" draw:text-style-name="P2" draw:layer="layout" svg:width="1.1cm" svg:height="1.1cm" svg:x="3.699cm" svg:y="12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39cm" svg:y1="13.635cm" svg:x2="2.799cm" svg:y2="14.901cm">
          <text:p/>
        </draw:line>
        <draw:custom-shape draw:style-name="gr2" draw:text-style-name="P2" draw:layer="layout" svg:width="1.1cm" svg:height="1.1cm" svg:x="2cm" svg:y="1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6.898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7.901cm" svg:y1="11.401cm" svg:x2="10.401cm" svg:y2="12.801cm">
          <text:p/>
        </draw:line>
        <draw:custom-shape draw:style-name="gr4" draw:text-style-name="P2" draw:layer="layout" svg:width="1.1cm" svg:height="1.1cm" svg:x="10.1cm" svg:y="12.702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11.061cm" svg:y1="13.637cm" svg:x2="12.101cm" svg:y2="14.903cm">
          <text:p/>
        </draw:line>
        <draw:custom-shape draw:style-name="gr4" draw:text-style-name="P2" draw:layer="layout" svg:width="1.1cm" svg:height="1.1cm" svg:x="11.8cm" svg:y="14.804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0.24cm" svg:y1="13.636cm" svg:x2="9.2cm" svg:y2="14.902cm">
          <text:p/>
        </draw:line>
        <draw:custom-shape draw:style-name="gr2" draw:text-style-name="P2" draw:layer="layout" svg:width="1.1cm" svg:height="1.1cm" svg:x="8.401cm" svg:y="1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3" draw:layer="layout" svg:width="1.052cm" svg:height="0.962cm" svg:x="7.036cm" svg:y="18.242cm">
          <draw:text-box>
            <text:p><text:span text:style-name="T1">в)</text:span></text:p>
          </draw:text-box>
        </draw:frame>
        <draw:line draw:style-name="gr1" draw:text-style-name="P1" draw:layer="layout" svg:x1="21.24cm" svg:y1="4.332cm" svg:x2="20.2cm" svg:y2="5.598cm">
          <text:p/>
        </draw:line>
        <draw:custom-shape draw:style-name="gr2" draw:text-style-name="P2" draw:layer="layout" svg:width="1.1cm" svg:height="1.1cm" svg:x="19.401cm" svg:y="5.4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9.699cm" svg:y1="11.4cm" svg:x2="17.199cm" svg:y2="12.8cm">
          <text:p/>
        </draw:line>
        <draw:line draw:style-name="gr1" draw:text-style-name="P1" draw:layer="layout" svg:x1="16.54cm" svg:y1="13.635cm" svg:x2="15.5cm" svg:y2="14.901cm">
          <text:p/>
        </draw:line>
        <draw:custom-shape draw:style-name="gr2" draw:text-style-name="P2" draw:layer="layout" svg:width="1.1cm" svg:height="1.1cm" svg:x="14.701cm" svg:y="14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1cm" svg:height="1.1cm" svg:x="19.599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20.602cm" svg:y1="11.401cm" svg:x2="23.102cm" svg:y2="12.801cm">
          <text:p/>
        </draw:line>
        <draw:custom-shape draw:style-name="gr4" draw:text-style-name="P2" draw:layer="layout" svg:width="1.1cm" svg:height="1.1cm" svg:x="22.801cm" svg:y="12.702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2.941cm" svg:y1="13.636cm" svg:x2="21.901cm" svg:y2="14.902cm">
          <text:p/>
        </draw:line>
        <draw:custom-shape draw:style-name="gr2" draw:text-style-name="P2" draw:layer="layout" svg:width="1.1cm" svg:height="1.1cm" svg:x="21.102cm" svg:y="14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3" draw:layer="layout" svg:width="0.947cm" svg:height="0.962cm" svg:x="19.737cm" svg:y="18.242cm">
          <draw:text-box>
            <text:p><text:span text:style-name="T1">г)</text:span></text:p>
          </draw:text-box>
        </draw:frame>
        <draw:line draw:style-name="gr3" draw:text-style-name="P1" draw:layer="layout" svg:x1="15.661cm" svg:y1="15.733cm" svg:x2="16.701cm" svg:y2="16.999cm">
          <text:p/>
        </draw:line>
        <draw:custom-shape draw:style-name="gr4" draw:text-style-name="P2" draw:layer="layout" svg:width="1.1cm" svg:height="1.1cm" svg:x="16.4cm" svg:y="16.9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4.84cm" svg:y1="15.732cm" svg:x2="13.8cm" svg:y2="16.998cm">
          <text:p/>
        </draw:line>
        <draw:custom-shape draw:style-name="gr2" draw:text-style-name="P2" draw:layer="layout" svg:width="1.1cm" svg:height="1.1cm" svg:x="13.001cm" svg:y="16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97cm" svg:y1="8.302cm" svg:x2="7.3cm" svg:y2="8.6cm">
          <text:p/>
        </draw:line>
        <draw:line draw:style-name="gr9" draw:text-style-name="P1" draw:layer="layout" svg:x1="7.3cm" svg:y1="8.6cm" svg:x2="8.1cm" svg:y2="7.8cm">
          <text:p/>
        </draw:line>
        <draw:line draw:style-name="gr9" draw:text-style-name="P1" draw:layer="layout" svg:x1="18.07cm" svg:y1="8.302cm" svg:x2="18.4cm" svg:y2="8.6cm">
          <text:p/>
        </draw:line>
        <draw:line draw:style-name="gr9" draw:text-style-name="P1" draw:layer="layout" svg:x1="18.4cm" svg:y1="8.6cm" svg:x2="19.2cm" svg:y2="7.8cm">
          <text:p/>
        </draw:line>
        <draw:line draw:style-name="gr10" draw:text-style-name="P1" draw:layer="layout" svg:x1="7.13cm" svg:y1="18.1cm" svg:x2="7.93cm" svg:y2="17.3cm">
          <text:p/>
        </draw:line>
        <draw:line draw:style-name="gr10" draw:text-style-name="P1" draw:layer="layout" svg:x1="7.93cm" svg:y1="18.1cm" svg:x2="7.13cm" svg:y2="17.3cm">
          <text:p/>
        </draw:line>
        <draw:line draw:style-name="gr10" draw:text-style-name="P1" draw:layer="layout" svg:x1="19.83cm" svg:y1="18.1cm" svg:x2="20.63cm" svg:y2="17.3cm">
          <text:p/>
        </draw:line>
        <draw:line draw:style-name="gr10" draw:text-style-name="P1" draw:layer="layout" svg:x1="20.63cm" svg:y1="18.1cm" svg:x2="19.83cm" svg:y2="17.3cm">
          <text:p/>
        </draw:line>
        <draw:custom-shape draw:style-name="gr2" draw:text-style-name="P2" draw:layer="layout" svg:width="1.1cm" svg:height="1.1cm" svg:x="16.4cm" svg:y="12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1" draw:layer="layout" svg:x1="5.638cm" svg:y1="5.6cm" svg:x2="4.556cm" svg:y2="4.312cm">
          <text:p/>
        </draw:line>
        <draw:custom-shape draw:style-name="gr2" draw:text-style-name="P2" draw:layer="layout" svg:width="1.1cm" svg:height="1.1cm" svg:x="5.2cm" svg:y="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1cm" svg:height="1.1cm" svg:x="14.7cm" svg:y="3.399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2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11-24T10:45:45.488000000</meta:creation-date>
    <dc:date>2021-11-25T12:28:20.536000000</dc:date>
    <meta:editing-duration>PT1H6M12S</meta:editing-duration>
    <meta:editing-cycles>80</meta:editing-cycles>
    <meta:generator>LibreOffice/5.4.3.2$Windows_X86_64 LibreOffice_project/92a7159f7e4af62137622921e809f8546db437e5</meta:generator>
    <meta:document-statistic meta:object-count="58"/>
  </office:meta>
</office:document-meta>
</file>